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rsid="00174681" officeooo:paragraph-rsid="00174681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rsid="00174681" officeooo:paragraph-rsid="0018445c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rsid="00174681" officeooo:paragraph-rsid="0018e3ed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74681" officeooo:paragraph-rsid="0018e3ed"/>
    </style:style>
    <style:style style:name="P5" style:family="paragraph" style:parent-style-name="Standard">
      <style:text-properties officeooo:rsid="00174681" officeooo:paragraph-rsid="00174681"/>
    </style:style>
    <style:style style:name="P6" style:family="paragraph" style:parent-style-name="Standard">
      <style:text-properties officeooo:rsid="00174681" officeooo:paragraph-rsid="0019d066"/>
    </style:style>
    <style:style style:name="P7" style:family="paragraph" style:parent-style-name="Standard">
      <style:text-properties officeooo:rsid="0018445c" officeooo:paragraph-rsid="0018445c"/>
    </style:style>
    <style:style style:name="P8" style:family="paragraph" style:parent-style-name="Standard">
      <style:text-properties officeooo:rsid="0018445c" officeooo:paragraph-rsid="00191599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rsid="0018445c" officeooo:paragraph-rsid="0018445c"/>
    </style:style>
    <style:style style:name="T1" style:family="text">
      <style:text-properties officeooo:rsid="0018445c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8445c"/>
    </style:style>
    <style:style style:name="T4" style:family="text">
      <style:text-properties fo:font-variant="normal" fo:text-transform="none" fo:color="#000000" fo:letter-spacing="normal" officeooo:rsid="0019d066"/>
    </style:style>
    <style:style style:name="T5" style:family="text">
      <style:text-properties officeooo:rsid="00191599"/>
    </style:style>
    <style:style style:name="T6" style:family="text">
      <style:text-properties officeooo:rsid="001ba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onjour,</text:p>
      <text:p text:style-name="P2"/>
      <text:p text:style-name="P2">Serait-il possible de nous éditer les fichiers permettant de compléter le résultat des étudiants LP SEICOM <text:span text:style-name="T1">2107-2018 </text:span>:</text:p>
      <text:p text:style-name="P1"/>
      <text:p text:style-name="P1">1. Module RESEAUX</text:p>
      <text:p text:style-name="P1"/>
      <text:p text:style-name="P3">- DS (<text:span text:style-name="T1">Coefficient </text:span>: 4)</text:p>
      <text:p text:style-name="P3">- TP<text:span text:style-name="T6">s</text:span> (<text:span text:style-name="T1">Coefficient </text:span>: 2)</text:p>
      <text:p text:style-name="P4"><text:span text:style-name="T2">- CCNA (</text:span><text:span text:style-name="T3">Coefficient </text:span><text:span text:style-name="T2">: 1)</text:span></text:p>
      <text:p text:style-name="P5"/>
      <text:p text:style-name="P5">2. Module WIFI</text:p>
      <text:p text:style-name="P5"/>
      <text:p text:style-name="P6">- <text:span text:style-name="T5">TP Zigbee </text:span><text:span text:style-name="T2"><text:s/>(</text:span><text:span text:style-name="T3">Coefficient </text:span><text:span text:style-name="T2">: 1)</text:span></text:p>
      <text:p text:style-name="P6"><text:span text:style-name="T5">- TPs Wifi</text:span><text:span text:style-name="T2"> (</text:span><text:span text:style-name="T3">Coefficient </text:span><text:span text:style-name="T2">: 1)</text:span></text:p>
      <text:p text:style-name="P5"/>
      <text:p text:style-name="P7">3. Module SECURITE</text:p>
      <text:p text:style-name="P7"/>
      <text:p text:style-name="P8">- <text:span text:style-name="T5">DS (</text:span><text:span text:style-name="T2">Coefficient : </text:span><text:span text:style-name="T4">1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CIER</meta:initial-creator>
    <meta:creation-date>2018-06-07T07:01:46.362882374</meta:creation-date>
    <dc:date>2018-06-11T13:22:18.941921797</dc:date>
    <dc:creator>Philippe MERCIER</dc:creator>
    <meta:editing-duration>PT2H17M23S</meta:editing-duration>
    <meta:editing-cycles>7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11" meta:word-count="60" meta:character-count="324" meta:non-whitespace-character-count="274"/>
  </office:meta>
</office:document-meta>
</file>